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4333in"/>
    </style:style>
    <style:style style:name="Table2.F" style:family="table-column">
      <style:table-column-properties style:column-width="1.8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text-properties style:font-name="Calibri1"/>
    </style:style>
    <style:style style:name="P4" style:family="paragraph" style:parent-style-name="Standard">
      <style:text-properties style:font-name="Calibri1" fo:font-size="9pt" style:font-size-asian="9pt" style:font-size-complex="9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8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30cf29" style:font-size-asian="7pt" style:font-size-complex="7pt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ac3d" officeooo:paragraph-rsid="0029ac3d" style:font-size-asian="7pt" style:font-size-complex="7pt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f2124" officeooo:paragraph-rsid="002f2124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0cf29" officeooo:paragraph-rsid="0030cf29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f2124" officeooo:paragraph-rsid="002f2124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paragraph-rsid="00282248" style:font-size-asian="7pt" style:font-size-complex="7pt"/>
    </style:style>
    <style:style style:name="P15" style:family="paragraph" style:parent-style-name="Standard">
      <style:paragraph-properties fo:line-height="115%" fo:orphans="0" fo:widows="0"/>
      <style:text-properties style:font-name="Calibri1" fo:font-size="7pt" officeooo:rsid="002f2124" officeooo:paragraph-rsid="002f2124" style:font-size-asian="7pt" style:font-size-complex="7pt"/>
    </style:style>
    <style:style style:name="P1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f2124" officeooo:paragraph-rsid="002f2124" style:font-size-asian="7pt" style:font-size-complex="7pt"/>
    </style:style>
    <style:style style:name="P1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f2124" officeooo:paragraph-rsid="002f2124" style:font-size-asian="7pt" style:font-size-complex="7pt"/>
    </style:style>
    <style:style style:name="P18" style:family="paragraph" style:parent-style-name="Standard">
      <style:paragraph-properties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19" style:family="paragraph" style:parent-style-name="Standard">
      <style:paragraph-properties fo:line-height="115%" fo:orphans="0" fo:widows="0"/>
      <style:text-properties style:font-name="Calibri1" fo:font-size="7pt" officeooo:rsid="0030cf29" officeooo:paragraph-rsid="0030cf29" style:font-size-asian="7pt" style:font-size-complex="7pt"/>
    </style:style>
    <style:style style:name="P2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0cf29" officeooo:paragraph-rsid="0030cf29" style:font-size-asian="7pt" style:font-size-complex="7pt"/>
    </style:style>
    <style:style style:name="P21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0cf29" officeooo:paragraph-rsid="0030cf29" style:font-size-asian="7pt" style:font-size-complex="7pt"/>
    </style:style>
    <style:style style:name="P22" style:family="paragraph" style:parent-style-name="Standard">
      <style:paragraph-properties fo:line-height="115%" fo:orphans="0" fo:widows="0"/>
      <style:text-properties style:font-name="Calibri1" fo:font-size="7pt" officeooo:rsid="00325740" officeooo:paragraph-rsid="00325740" style:font-size-asian="7pt" style:font-size-complex="7pt"/>
    </style:style>
    <style:style style:name="P23" style:family="paragraph" style:parent-style-name="Standard">
      <style:text-properties style:font-name="Calibri1" officeooo:rsid="002f2124" officeooo:paragraph-rsid="002f2124"/>
    </style:style>
    <style:style style:name="P24" style:family="paragraph" style:parent-style-name="Standard">
      <style:text-properties style:font-name="Calibri1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style:letter-kerning="false" style:font-name-asian="Calibri2" style:language-asian="en" style:country-asian="US" style:font-name-complex="F" style:language-complex="ar" style:country-complex="SA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f2124" officeooo:paragraph-rsid="002f2124" style:font-size-asian="7pt" style:font-size-complex="7pt"/>
    </style:style>
    <style:style style:name="P27" style:family="paragraph" style:parent-style-name="Standard">
      <style:paragraph-properties fo:line-height="115%" fo:orphans="0" fo:widows="0"/>
      <style:text-properties style:font-name="Calibri1" fo:font-size="7pt" officeooo:rsid="002f2124" officeooo:paragraph-rsid="002f2124" style:font-size-asian="7pt" style:font-size-complex="7pt"/>
    </style:style>
    <style:style style:name="P2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f2124" officeooo:paragraph-rsid="002f2124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25740" officeooo:paragraph-rsid="00325740" style:font-size-asian="7pt" style:font-size-complex="7pt"/>
    </style:style>
    <style:style style:name="P30" style:family="paragraph" style:parent-style-name="Standard">
      <style:paragraph-properties fo:line-height="115%" fo:orphans="0" fo:widows="0"/>
      <style:text-properties style:font-name="Calibri1" fo:font-size="7pt" officeooo:rsid="00325740" officeooo:paragraph-rsid="00325740" style:font-size-asian="7pt" style:font-size-complex="7pt"/>
    </style:style>
    <style:style style:name="P31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/>
    </style:style>
    <style:style style:name="P3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officeooo:rsid="002f2124" officeooo:paragraph-rsid="002f2124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f2124" style:font-size-asian="7pt" style:font-size-complex="7pt"/>
    </style:style>
    <style:style style:name="T3" style:family="text">
      <style:text-properties style:font-name="Abadi" fo:font-size="9pt" style:font-size-asian="9pt" style:font-size-complex="9pt"/>
    </style:style>
    <style:style style:name="T4" style:family="text">
      <style:text-properties style:font-name="Abadi" fo:font-size="7pt" style:font-size-asian="7pt" style:font-size-complex="7pt"/>
    </style:style>
    <style:style style:name="T5" style:family="text">
      <style:text-properties officeooo:rsid="0032574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robability Manipulation</text:p>
      <text:p text:style-name="P4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Strike</text:p>
          </table:table-cell>
          <table:table-cell table:style-name="Table1.A1" office:value-type="string">
            <text:p text:style-name="P5">Block</text:p>
          </table:table-cell>
          <table:table-cell table:style-name="Table1.A1" office:value-type="string">
            <text:p text:style-name="P5">Shoot</text:p>
          </table:table-cell>
          <table:table-cell table:style-name="Table1.A1" office:value-type="string">
            <text:p text:style-name="P5">Dodge</text:p>
          </table:table-cell>
          <table:table-cell table:style-name="Table1.A1" office:value-type="string">
            <text:p text:style-name="P5">Zap</text:p>
          </table:table-cell>
        </table:table-row>
        <table:table-row table:style-name="Table1.1">
          <table:table-cell table:style-name="Table1.A1" office:value-type="string">
            <text:p text:style-name="P25"><text:span text:style-name="T3">Lucky</text:span></text:p>
          </table:table-cell>
          <table:table-cell table:style-name="Table1.A1" office:value-type="string">
            <text:p text:style-name="P25"><text:span text:style-name="T3">CP+2</text:span></text:p>
          </table:table-cell>
          <table:table-cell table:style-name="Table1.A1" office:value-type="string">
            <text:p text:style-name="P25"><text:span text:style-name="T3">SW+2</text:span></text:p>
          </table:table-cell>
          <table:table-cell table:style-name="Table1.A1" office:value-type="string">
            <text:p text:style-name="P25"><text:span text:style-name="T3">PW+2</text:span></text:p>
          </table:table-cell>
          <table:table-cell table:style-name="Table1.A1" office:value-type="string">
            <text:p text:style-name="P25"><text:span text:style-name="T3">RW+2</text:span></text:p>
          </table:table-cell>
          <table:table-cell table:style-name="Table1.A1" office:value-type="string">
            <text:p text:style-name="P25"><text:span text:style-name="T3">CW+2</text:span></text:p>
          </table:table-cell>
        </table:table-row>
      </table:table>
      <text:p text:style-name="P3"/>
      <text:p text:style-name="P4">Special Mechanics</text:p>
      <text:p text:style-name="P4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15">Auto Hit</text:p>
          </table:table-cell>
          <table:table-cell table:style-name="Table2.A1" office:value-type="string">
            <text:p text:style-name="P15">Trait</text:p>
          </table:table-cell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list xml:id="list3744152350" text:style-name="WWNum2">
              <text:list-item>
                <text:p text:style-name="P16">Auto Hit (12)</text:p>
              </text:list-item>
            </text:list>
          </table:table-cell>
          <table:table-cell table:style-name="Table2.A1" office:value-type="string">
            <text:list xml:id="list3745088511" text:style-name="WWNum1">
              <text:list-item>
                <text:p text:style-name="P13"><text:span text:style-name="T1">Auto +1 / x2 / -- / </text:span><text:span text:style-name="T2">2</text:span><text:span text:style-name="T1">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5">Auto Task</text:p>
          </table:table-cell>
          <table:table-cell table:style-name="Table2.A1" office:value-type="string">
            <text:p text:style-name="P15">Trait</text:p>
          </table:table-cell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list xml:id="list130604247481566" text:continue-list="list3744152350" text:style-name="WWNum2">
              <text:list-item>
                <text:p text:style-name="P16">Auto Success (12)</text:p>
              </text:list-item>
            </text:list>
          </table:table-cell>
          <table:table-cell table:style-name="Table2.A1" office:value-type="string">
            <text:list xml:id="list130603978126708" text:continue-list="list3745088511" text:style-name="WWNum1">
              <text:list-item>
                <text:p text:style-name="P10">Auto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Avoid Killing Blow</text:p>
          </table:table-cell>
          <table:table-cell table:style-name="Table2.A1" office:value-type="string">
            <text:p text:style-name="P18">Trait</text:p>
          </table:table-cell>
          <table:table-cell table:style-name="Table2.A1" office:value-type="string">
            <text:p text:style-name="P18">20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list xml:id="list130602890721505" text:continue-list="list130604247481566" text:style-name="WWNum2">
              <text:list-item>
                <text:p text:style-name="P14">Once per fight, when an attack would normally defeat you, you may spend one energy to avoid the attack and take no damage</text:p>
              </text:list-item>
            </text:list>
          </table:table-cell>
          <table:table-cell table:style-name="Table2.A1" office:value-type="string">
            <text:list xml:id="list130603377561028" text:continue-list="list130603978126708" text:style-name="WWNum1">
              <text:list-item>
                <text:p text:style-name="P7">Uses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5">Burning Luck</text:p>
          </table:table-cell>
          <table:table-cell table:style-name="Table2.A1" office:value-type="string">
            <text:p text:style-name="P15">Utility, Free</text:p>
          </table:table-cell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E</text:p>
          </table:table-cell>
          <table:table-cell table:style-name="Table2.A1" office:value-type="string">
            <text:list xml:id="list130604291921637" text:continue-numbering="true" text:style-name="WWNum1">
              <text:list-item>
                <text:p text:style-name="P31"><text:span text:style-name="T1">You can use your Energy, or Luck to benefit any of your allies, spending it on their behalf as a free action</text:span></text:p>
              </text:list-item>
              <text:list-item>
                <text:p text:style-name="P31"><text:span text:style-name="T1">That Energy or Luck is burned for the rest of the combat</text:span></text:p>
              </text:list-item>
              <text:list-item>
                <text:p text:style-name="P32"><text:span text:style-name="T1">Range (20)</text:span></text:p>
              </text:list-item>
            </text:list>
          </table:table-cell>
          <table:table-cell table:style-name="Table2.A1" office:value-type="string">
            <text:list xml:id="list130603719177643" text:continue-numbering="true" text:style-name="WWNum1">
              <text:list-item>
                <text:p text:style-name="P10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5">Chink in the Armor</text:p>
          </table:table-cell>
          <table:table-cell table:style-name="Table2.A1" office:value-type="string">
            <text:p text:style-name="P15">Adder</text:p>
          </table:table-cell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2/4</text:p>
          </table:table-cell>
          <table:table-cell table:style-name="Table2.A1" office:value-type="string">
            <text:list xml:id="list130604503619104" text:continue-list="list130602890721505" text:style-name="WWNum2">
              <text:list-item>
                <text:p text:style-name="P16">Pierce (2)</text:p>
              </text:list-item>
              <text:list-item>
                <text:p text:style-name="P16">Can use on allies with Range (20) but for an additional Burn (2)</text:p>
              </text:list-item>
            </text:list>
          </table:table-cell>
          <table:table-cell table:style-name="Table2.A1" office:value-type="string">
            <text:list xml:id="list130603436610458" text:continue-list="list130603719177643" text:style-name="WWNum1">
              <text:list-item>
                <text:p text:style-name="P13"><text:span text:style-name="T1">Pierce +1 / x2 / +1B / 20P</text:span>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15">Entropic Defender</text:p>
          </table:table-cell>
          <table:table-cell table:style-name="Table2.A7" office:value-type="string">
            <text:p text:style-name="P15">Buff, Toggle</text:p>
          </table:table-cell>
          <table:table-cell table:style-name="Table2.A7" office:value-type="string">
            <text:p text:style-name="P15">20</text:p>
          </table:table-cell>
          <table:table-cell table:style-name="Table2.A7" office:value-type="string">
            <text:p text:style-name="P15">1</text:p>
          </table:table-cell>
          <table:table-cell table:style-name="Table2.A7" office:value-type="string">
            <text:list xml:id="list130604806498751" text:continue-list="list130604503619104" text:style-name="WWNum2">
              <text:list-item>
                <text:p text:style-name="P16">Deflect (3)</text:p>
              </text:list-item>
            </text:list>
          </table:table-cell>
          <table:table-cell table:style-name="Table2.A7" office:value-type="string">
            <text:list xml:id="list130604648863840" text:continue-list="list130603436610458" text:style-name="WWNum1">
              <text:list-item>
                <text:p text:style-name="P13"><text:span text:style-name="T1">Burn -1 / x3 / -- / 10P</text:span></text:p>
              </text:list-item>
              <text:list-item>
                <text:p text:style-name="P13"><text:span text:style-name="T2">Deflect</text:span><text:span text:style-name="T1"> +1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5">Fortune Siphon</text:p>
          </table:table-cell>
          <table:table-cell table:style-name="Table2.A1" office:value-type="string">
            <text:p text:style-name="P15">Attack, Area, Point-Blank</text:p>
          </table:table-cell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list xml:id="list130603622041431" text:continue-numbering="true" text:style-name="WWNum1">
              <text:list-item>
                <text:p text:style-name="P17">Cursed (Power)</text:p>
              </text:list-item>
              <text:list-item>
                <text:p text:style-name="P17">For each Cursed enemy on the battlefield you get</text:p>
                <text:list>
                  <text:list-item>
                    <text:p text:style-name="P17">Accuracy (1)</text:p>
                  </text:list-item>
                  <text:list-item>
                    <text:p text:style-name="P17">Damage (1)</text:p>
                  </text:list-item>
                  <text:list-item>
                    <text:p text:style-name="P17">Defense (1)</text:p>
                  </text:list-item>
                  <text:list-item>
                    <text:p text:style-name="P17">Saves (1)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130603013541422" text:continue-numbering="true" text:style-name="WWNum1">
              <text:list-item>
                <text:p text:style-name="P13"><text:span text:style-name="T1">Burn -1 / x3 / -- / 10P</text:span></text:p>
              </text:list-item>
              <text:list-item>
                <text:p text:style-name="P13"><text:span text:style-name="T1">Curse Siphon – If any Cursed enemies take damage from their status, you heal a like amount / x1 / +1B / 10P</text:span></text:p>
              </text:list-item>
              <text:list-item>
                <text:p text:style-name="P13"><text:span text:style-name="T1">Radius +1 / x2 / +1B / 10P</text:span></text:p>
              </text:list-item>
              <text:list-item>
                <text:p text:style-name="P13"><text:span text:style-name="T1">Save DL +2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5">Improbable Save</text:p>
          </table:table-cell>
          <table:table-cell table:style-name="Table2.A1" office:value-type="string">
            <text:p text:style-name="P15">Utility, Free</text:p>
          </table:table-cell>
          <table:table-cell table:style-name="Table2.A1" office:value-type="string">
            <text:p text:style-name="P15">30</text:p>
          </table:table-cell>
          <table:table-cell table:style-name="Table2.A1" office:value-type="string">
            <text:p text:style-name="P15">E</text:p>
          </table:table-cell>
          <table:table-cell table:style-name="Table2.A1" office:value-type="string">
            <text:list xml:id="list130604006101998" text:continue-numbering="true" text:style-name="WWNum1">
              <text:list-item>
                <text:p text:style-name="P17">Once per fight, when you or an ally fails a save, you may burn an energy to automatically succeed</text:p>
              </text:list-item>
            </text:list>
          </table:table-cell>
          <table:table-cell table:style-name="Table2.A1" office:value-type="string">
            <text:list xml:id="list130604846983551" text:continue-numbering="true" text:style-name="WWNum1">
              <text:list-item>
                <text:p text:style-name="P10">None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15">Happy Go Lucky</text:p>
          </table:table-cell>
          <table:table-cell table:style-name="Table2.A7" office:value-type="string">
            <text:p text:style-name="P15">Trait</text:p>
          </table:table-cell>
          <table:table-cell table:style-name="Table2.A7" office:value-type="string">
            <text:p text:style-name="P15">10</text:p>
          </table:table-cell>
          <table:table-cell table:style-name="Table2.A7" office:value-type="string">
            <text:p text:style-name="P15">0</text:p>
          </table:table-cell>
          <table:table-cell table:style-name="Table2.A7" office:value-type="string">
            <text:list xml:id="list130604010025631" text:continue-numbering="true" text:style-name="WWNum1">
              <text:list-item>
                <text:p text:style-name="P17">Skill (Social Interaction, Carousing, Gambling) (2)</text:p>
              </text:list-item>
              <text:list-item>
                <text:p text:style-name="P17">Saves (2) (Charisma, Power)</text:p>
              </text:list-item>
            </text:list>
          </table:table-cell>
          <table:table-cell table:style-name="Table2.A7" office:value-type="string">
            <text:list xml:id="list130603442609942" text:continue-numbering="true" text:style-name="WWNum1">
              <text:list-item>
                <text:p text:style-name="P10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5">Lucky Save</text:p>
          </table:table-cell>
          <table:table-cell table:style-name="Table2.A1" office:value-type="string">
            <text:p text:style-name="P15">Trait</text:p>
          </table:table-cell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list xml:id="list130604337542155" text:continue-list="list130604806498751" text:style-name="WWNum2">
              <text:list-item>
                <text:p text:style-name="P16">Choose one of you stats</text:p>
              </text:list-item>
              <text:list-item>
                <text:p text:style-name="P16">You can substitute Power for that stat when making a saving throw</text:p>
              </text:list-item>
            </text:list>
          </table:table-cell>
          <table:table-cell table:style-name="Table2.A1" office:value-type="string">
            <text:list xml:id="list130603672407487" text:continue-list="list130603442609942" text:style-name="WWNum1">
              <text:list-item>
                <text:p text:style-name="P10">Additional Stat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Lucky Shot</text:p>
          </table:table-cell>
          <table:table-cell table:style-name="Table2.A1" office:value-type="string">
            <text:p text:style-name="P19">Adder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19">E</text:p>
          </table:table-cell>
          <table:table-cell table:style-name="Table2.A1" office:value-type="string">
            <text:list xml:id="list130603757703559" text:continue-list="list130604337542155" text:style-name="WWNum2">
              <text:list-item>
                <text:p text:style-name="P20">Once per fight, burn an energy and your attack, or your ally’s, cannot miss</text:p>
              </text:list-item>
              <text:list-item>
                <text:p text:style-name="P20">Range (20)</text:p>
              </text:list-item>
            </text:list>
          </table:table-cell>
          <table:table-cell table:style-name="Table2.A1" office:value-type="string">
            <text:list xml:id="list130603633440593" text:continue-list="list130603672407487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Nine Lives</text:p>
          </table:table-cell>
          <table:table-cell table:style-name="Table2.A1" office:value-type="string">
            <text:p text:style-name="P19">Trait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list xml:id="list130603915757548" text:continue-numbering="true" text:style-name="WWNum1">
              <text:list-item>
                <text:p text:style-name="P21">Luck (1)</text:p>
              </text:list-item>
            </text:list>
          </table:table-cell>
          <table:table-cell table:style-name="Table2.A1" office:value-type="string">
            <text:list xml:id="list130604891081542" text:continue-numbering="true" text:style-name="WWNum1">
              <text:list-item>
                <text:p text:style-name="P11">Luck (1) / x3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Reverse Fortune</text:p>
          </table:table-cell>
          <table:table-cell table:style-name="Table2.A1" office:value-type="string">
            <text:p text:style-name="P19">Attack, Touch, <text:span text:style-name="T5">One Target</text:span>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19">4</text:p>
          </table:table-cell>
          <table:table-cell table:style-name="Table2.A1" office:value-type="string">
            <text:list xml:id="list130603284102401" text:continue-numbering="true" text:style-name="WWNum1">
              <text:list-item>
                <text:p text:style-name="P21">You swap status effects with your target (Power)</text:p>
              </text:list-item>
            </text:list>
          </table:table-cell>
          <table:table-cell table:style-name="Table2.A1" office:value-type="string">
            <text:list xml:id="list130604324705939" text:continue-numbering="true" text:style-name="WWNum1">
              <text:list-item>
                <text:p text:style-name="P8">Accuracy +2 / x2 / +0B / 10P</text:p>
              </text:list-item>
              <text:list-item>
                <text:p text:style-name="P11">Despair – Your target also takes Damage (1d6) (Psychic, Penetrating) / x1 / +1B / 10P</text:p>
              </text:list-item>
              <text:list-item>
                <text:p text:style-name="P8">Save DL +2 / x3 / +1B / 10P</text:p>
              </text:list-item>
              <text:list-item>
                <text:p text:style-name="P11">Zapper – Becomes Zap attack with Range (20)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2">Unfortunate <text:soft-page-break/>Accident</text:p>
          </table:table-cell>
          <table:table-cell table:style-name="Table2.A1" office:value-type="string">
            <text:p text:style-name="P22">Attack, Ranged, Zap, <text:soft-page-break/>One Target</text:p>
          </table:table-cell>
          <table:table-cell table:style-name="Table2.A1" office:value-type="string">
            <text:p text:style-name="P22">20</text:p>
          </table:table-cell>
          <table:table-cell table:style-name="Table2.A1" office:value-type="string">
            <text:p text:style-name="P22">5</text:p>
          </table:table-cell>
          <table:table-cell table:style-name="Table2.A1" office:value-type="string">
            <text:list xml:id="list130603821913682" text:continue-numbering="true" text:style-name="WWNum1">
              <text:list-item>
                <text:p text:style-name="P29">3d6 Damage</text:p>
              </text:list-item>
              <text:list-item>
                <text:p text:style-name="P29">Damage is Physical if the to-hit roll is even</text:p>
              </text:list-item>
              <text:list-item>
                <text:p text:style-name="P29"><text:soft-page-break/>Damage is Energy if the to-hit roll is odd</text:p>
              </text:list-item>
              <text:list-item>
                <text:p text:style-name="P29">Damage is Penetrating if the enemy rolled a 1 on his defense</text:p>
              </text:list-item>
              <text:list-item>
                <text:p text:style-name="P29">Cursed (Power)</text:p>
              </text:list-item>
            </text:list>
          </table:table-cell>
          <table:table-cell table:style-name="Table2.A1" office:value-type="string">
            <text:list xml:id="list130603035215376" text:continue-numbering="true" text:style-name="WWNum1">
              <text:list-item>
                <text:p text:style-name="P13"><text:span text:style-name="T1">Accuracy +2 / x2 / +0B / 10P</text:span></text:p>
              </text:list-item>
              <text:list-item>
                <text:p text:style-name="P13"><text:soft-page-break/><text:span text:style-name="T1">Burn -1 / x3 / -- / 10P</text:span></text:p>
              </text:list-item>
              <text:list-item>
                <text:p text:style-name="P13"><text:span text:style-name="T1">Dmg Die / x3 / +1B / 10P</text:span></text:p>
              </text:list-item>
              <text:list-item>
                <text:p text:style-name="P13"><text:span text:style-name="T1">Dmg Die / x3 / -2A / 10P</text:span></text:p>
              </text:list-item>
              <text:list-item>
                <text:p text:style-name="P13"><text:span text:style-name="T1">Existential Crisis – If you roll 11-12 on your to-hit roll, the damage done by this power is Psychic / x1 / +1B / 10P</text:span></text:p>
              </text:list-item>
              <text:list-item>
                <text:p text:style-name="P13"><text:span text:style-name="T1">Range +1 / x3 / +0B / 10P</text:span></text:p>
              </text:list-item>
              <text:list-item>
                <text:p text:style-name="P13"><text:span text:style-name="T1">Save DL +2 / x3 / +1B / 10P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6</meta:editing-cycles>
    <meta:creation-date>2022-06-06T19:36:00</meta:creation-date>
    <dc:date>2023-08-19T13:06:02.762000000</dc:date>
    <meta:editing-duration>PT6H8M18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33" meta:word-count="606" meta:character-count="2557" meta:non-whitespace-character-count="2136"/>
    <meta:user-defined meta:name="AppVersion">16.0000</meta:user-defined>
    <meta:template xlink:type="simple" xlink:actuate="onRequest" xlink:title="Normal.dotm" xlink:href=""/>
  </office:meta>
</office:document-meta>
</file>